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184e6" officeooo:paragraph-rsid="000184e6"/>
    </style:style>
    <style:style style:name="P2" style:family="paragraph" style:parent-style-name="Standard">
      <style:text-properties officeooo:rsid="000184e6" officeooo:paragraph-rsid="000184e6"/>
    </style:style>
    <style:style style:name="P3" style:family="paragraph" style:parent-style-name="Text_20_body">
      <style:text-properties officeooo:rsid="000507f2" officeooo:paragraph-rsid="000507f2"/>
    </style:style>
    <style:style style:name="P4" style:family="paragraph" style:parent-style-name="Text_20_body">
      <style:text-properties officeooo:rsid="000507f2" officeooo:paragraph-rsid="00062ab1"/>
    </style:style>
    <style:style style:name="P5" style:family="paragraph" style:parent-style-name="Text_20_body">
      <style:text-properties officeooo:rsid="000507f2" officeooo:paragraph-rsid="00077816"/>
    </style:style>
    <style:style style:name="P6" style:family="paragraph" style:parent-style-name="Text_20_body">
      <style:text-properties officeooo:rsid="00062ab1" officeooo:paragraph-rsid="00062ab1"/>
    </style:style>
    <style:style style:name="P7" style:family="paragraph" style:parent-style-name="Text_20_body">
      <style:text-properties officeooo:paragraph-rsid="000507f2"/>
    </style:style>
    <style:style style:name="P8" style:family="paragraph" style:parent-style-name="Text_20_body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1bf80"/>
    </style:style>
    <style:style style:name="T3" style:family="text">
      <style:text-properties officeooo:rsid="0002ff2f"/>
    </style:style>
    <style:style style:name="T4" style:family="text">
      <style:text-properties officeooo:rsid="000507f2"/>
    </style:style>
    <style:style style:name="T5" style:family="text">
      <style:text-properties officeooo:rsid="00062ab1"/>
    </style:style>
    <style:style style:name="T6" style:family="text">
      <style:text-properties officeooo:rsid="000778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g. 1158-1061 / 2-8 even, 22, 34</text:p>
      <text:p text:style-name="Text_20_body">Pg. 1253-1255 / 2, 4, 10, 12, 14</text:p>
      <text:p text:style-name="P3"><text:s text:c="2"/>2.) Linked lists are easier to use recursively. It is also easier to add thing to the middle or beginning of a linked list.</text:p>
      <text:p text:style-name="P3"><text:s text:c="2"/>4.) A data structure that refers to another instance of itself. (each node points to the next node)</text:p>
      <text:p text:style-name="P3"><text:s text:c="2"/>6.) append, insert, delete, destroy, </text:p>
      <text:p text:style-name="P3"><text:s text:c="2"/>8.) Moving through the list one node at a time. Traversal is forward unless otherwise specified.</text:p>
      <text:p text:style-name="P3">22.) <text:tab/>void destroy(ListNode *nP) {</text:p>
      <text:p text:style-name="P3"><text:tab/><text:tab/>if(!nP)</text:p>
      <text:p text:style-name="P3"><text:tab/><text:tab/><text:tab/>destroy(nP→next);</text:p>
      <text:p text:style-name="P3"><text:tab/><text:tab/><text:tab/>delete nP</text:p>
      <text:p text:style-name="P3"><text:tab/><text:tab/>}</text:p>
      <text:p text:style-name="P3"><text:tab/>}</text:p>
      <text:p text:style-name="P3">34.) <text:span text:style-name="T5">head is deleted but the new beginning of the list is not set. In essence they lost the remainder of the list.</text:span></text:p>
      <text:p text:style-name="P3"><text:s text:c="2"/>2.) <text:span text:style-name="T5">Indirect recursion. It is harder to trace the code, as you kind of have to trace two directions at the same time.</text:span></text:p>
      <text:p text:style-name="P3"><text:s text:c="2"/>4.) <text:span text:style-name="T5">When the structure or problem can be broken down into smaller pieces of identical structure.</text:span></text:p>
      <text:p text:style-name="P4">10.)<text:tab/><text:span text:style-name="T5">int size = SIZE_OF_ARRAY;</text:span></text:p>
      <text:p text:style-name="P4"><text:span text:style-name="T5"><text:tab/>int count(int a[], int iter, int query) {</text:span></text:p>
      <text:p text:style-name="P3"><text:tab/><text:tab/><text:span text:style-name="T5">if(i &lt; SIZE_OF_ARRAY) {</text:span></text:p>
      <text:p text:style-name="P3"><text:tab/><text:tab/><text:tab/><text:span text:style-name="T5">if(a[iter] == query)</text:span></text:p>
      <text:p text:style-name="P3"><text:tab/><text:tab/><text:tab/><text:tab/><text:span text:style-name="T5">return 1 + count(a, iter+1, query);</text:span></text:p>
      <text:p text:style-name="P3"><text:tab/><text:tab/><text:tab/><text:span text:style-name="T5">else { return 0 + count(a, iter+1, query); }</text:span></text:p>
      <text:p text:style-name="P6"><text:tab/><text:tab/>}</text:p>
      <text:p text:style-name="P3"><text:tab/><text:span text:style-name="T5">}</text:span></text:p>
      <text:p text:style-name="P7"><text:span text:style-name="T4">12.) </text:span><text:bookmark text:name="cwos"/><text:span text:style-name="T4">55</text:span></text:p>
      <text:p text:style-name="P5"><text:soft-page-break/>14.)<text:tab/><text:span text:style-name="T6">Hello</text:span></text:p>
      <text:p text:style-name="P5"><text:span text:style-name="T6"><text:tab/>olleH</text:span></text:p>
      <text:p text:style-name="P8"/>
      <text:p text:style-name="P2">2.) The last one to be added</text:p>
      <text:p text:style-name="P2">4.) push – adds an object to the stack, pop – pulls the last item off the stack</text:p>
      <text:p text:style-name="P2">6.) It is used to <text:span text:style-name="T1">adapt</text:span> other containers into stacks.</text:p>
      <text:p text:style-name="P2">8.) First in First out – the first item added to it is the first item to be taken off (queues are fifo)</text:p>
      <text:p text:style-name="P2"/>
      <text:p text:style-name="P2">22.) 1, 12, <text:span text:style-name="T2">9, 0 <text:s/>(top → bottom)</text:span></text:p>
      <text:p text:style-name="P2"/>
      <text:p text:style-name="P2">24.) 5, 7, 9, 12 <text:span text:style-name="T2">(front → back)</text:span></text:p>
      <text:p text:style-name="P2"/>
      <text:p text:style-name="P2">2.) <text:span text:style-name="T2">One</text:span></text:p>
      <text:p text:style-name="P2"/>
      <text:p text:style-name="P2">4.) <text:span text:style-name="T2">An entire branch of a tree. A tree can be divided into subtrees.</text:span></text:p>
      <text:p text:style-name="P2"/>
      <text:p text:style-name="P2">10.) <text:span text:style-name="T3">subtree</text:span></text:p>
      <text:p text:style-name="P2"/>
      <text:p text:style-name="P2">12.) <text:tab/><text:span text:style-name="T3">create a new TreeNode (dynamically allocated)</text:span></text:p>
      <text:p text:style-name="P2"><text:tab/><text:span text:style-name="T3">set the value as necessary</text:span></text:p>
      <text:p text:style-name="P2"><text:tab/><text:span text:style-name="T3">point the new node to the ones after it (using the pointers of the previous)</text:span></text:p>
      <text:p text:style-name="P2"><text:tab/><text:span text:style-name="T3">point the previous node to the new node</text:span></text:p>
      <text:p text:style-name="P2"><text:tab/></text:p>
      <text:p text:style-name="P2">14.) <text:tab/><text:span text:style-name="T3">process the current node’s data</text:span></text:p>
      <text:p text:style-name="P2"><text:tab/><text:span text:style-name="T3">process the left node’s data</text:span></text:p>
      <text:p text:style-name="P2"><text:tab/><text:span text:style-name="T3">process the right node’s data</text:span></text:p>
      <text:p text:style-name="P2"><text:tab/><text:span text:style-name="T3">this is best done recursivel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184e6" officeooo:paragraph-rsid="000184e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CS250H</text:p>
        <text:p text:style-name="MP1">Chapter 18 &amp; 20 Bookwor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4-25T10:48:27.416000000</dc:date>
    <meta:editing-duration>PT20M2S</meta:editing-duration>
    <meta:editing-cycles>3</meta:editing-cycles>
    <meta:document-statistic meta:table-count="0" meta:image-count="0" meta:object-count="0" meta:page-count="3" meta:paragraph-count="47" meta:word-count="346" meta:character-count="1849" meta:non-whitespace-character-count="1494"/>
  </office:meta>
</office:document-meta>
</file>